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2b0a8" officeooo:paragraph-rsid="0002b0a8"/>
    </style:style>
    <style:style style:name="P2" style:family="paragraph" style:parent-style-name="Standard" style:list-style-name="L1">
      <style:text-properties officeooo:rsid="0003776e" officeooo:paragraph-rsid="0003776e"/>
    </style:style>
    <style:style style:name="P3" style:family="paragraph" style:parent-style-name="Standard" style:list-style-name="L1">
      <style:text-properties officeooo:rsid="000748d4" officeooo:paragraph-rsid="000748d4"/>
    </style:style>
    <style:style style:name="P4" style:family="paragraph" style:parent-style-name="Standard" style:list-style-name="L1">
      <style:text-properties officeooo:rsid="00090fa0" officeooo:paragraph-rsid="00090fa0"/>
    </style:style>
    <style:style style:name="P5" style:family="paragraph" style:parent-style-name="Standard" style:list-style-name="L1">
      <style:text-properties officeooo:rsid="000a99ff" officeooo:paragraph-rsid="000a99ff"/>
    </style:style>
    <style:style style:name="P6" style:family="paragraph" style:parent-style-name="Standard" style:list-style-name="L1">
      <style:text-properties officeooo:rsid="000c36fe" officeooo:paragraph-rsid="000c36fe"/>
    </style:style>
    <style:style style:name="P7" style:family="paragraph" style:parent-style-name="Standard" style:list-style-name="L1">
      <style:text-properties officeooo:rsid="000d8e99" officeooo:paragraph-rsid="000d8e99"/>
    </style:style>
    <style:style style:name="P8" style:family="paragraph" style:parent-style-name="Standard" style:list-style-name="L1">
      <style:text-properties officeooo:rsid="000f2046" officeooo:paragraph-rsid="000d8e99"/>
    </style:style>
    <style:style style:name="P9" style:family="paragraph" style:parent-style-name="Standard" style:list-style-name="L1">
      <style:text-properties officeooo:rsid="000f2046" officeooo:paragraph-rsid="000f2046"/>
    </style:style>
    <style:style style:name="P10" style:family="paragraph" style:parent-style-name="Standard" style:list-style-name="L1">
      <style:text-properties officeooo:rsid="000fb2a3" officeooo:paragraph-rsid="000fb2a3"/>
    </style:style>
    <style:style style:name="P11" style:family="paragraph" style:parent-style-name="Standard" style:list-style-name="L1">
      <style:text-properties officeooo:rsid="00109057" officeooo:paragraph-rsid="00109057"/>
    </style:style>
    <style:style style:name="P12" style:family="paragraph" style:parent-style-name="Standard" style:list-style-name="L1">
      <style:text-properties officeooo:rsid="0011fea1" officeooo:paragraph-rsid="0011fea1"/>
    </style:style>
    <style:style style:name="P13" style:family="paragraph" style:parent-style-name="Standard" style:list-style-name="L1">
      <style:text-properties officeooo:rsid="001501b5" officeooo:paragraph-rsid="001501b5"/>
    </style:style>
    <style:style style:name="P14" style:family="paragraph" style:parent-style-name="Standard" style:list-style-name="L1">
      <style:text-properties officeooo:rsid="00164130" officeooo:paragraph-rsid="00164130"/>
    </style:style>
    <style:style style:name="P15" style:family="paragraph" style:parent-style-name="Standard" style:list-style-name="L1">
      <style:text-properties officeooo:rsid="00165194" officeooo:paragraph-rsid="00165194"/>
    </style:style>
    <style:style style:name="P16" style:family="paragraph" style:parent-style-name="Header">
      <style:text-properties officeooo:rsid="00021d11" officeooo:paragraph-rsid="00021d11"/>
    </style:style>
    <style:style style:name="T1" style:family="text">
      <style:text-properties officeooo:rsid="000435ad"/>
    </style:style>
    <style:style style:name="T2" style:family="text">
      <style:text-properties officeooo:rsid="00084cb4"/>
    </style:style>
    <style:style style:name="T3" style:family="text">
      <style:text-properties officeooo:rsid="000d8e99"/>
    </style:style>
    <style:style style:name="T4" style:family="text">
      <style:text-properties officeooo:rsid="00134a46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837399535" text:style-name="L1">
        <text:list-item>
          <text:p text:style-name="P1">Transmission Control Protocol (TCP)</text:p>
        </text:list-item>
        <text:list-item>
          <text:p text:style-name="P1">Internet Protocol (IP)</text:p>
        </text:list-item>
        <text:list-item>
          <text:p text:style-name="P1">Different types of Email</text:p>
          <text:list>
            <text:list-item>
              <text:p text:style-name="P1">Most use Simple Mail Transfer Protocol (SMTP)</text:p>
            </text:list-item>
            <text:list-item>
              <text:p text:style-name="P1">Post Office Protocol (POP3)</text:p>
            </text:list-item>
          </text:list>
        </text:list-item>
        <text:list-item>
          <text:p text:style-name="P2">Hosts</text:p>
          <text:list>
            <text:list-item>
              <text:p text:style-name="P2">End systems-<text:span text:style-name="T1">Internet of things (IOT) aka edge</text:span></text:p>
            </text:list-item>
          </text:list>
        </text:list-item>
        <text:list-item>
          <text:p text:style-name="P3">Network Core- level next to end systems controlled by ISPs such as ATT, WOW, ect.</text:p>
        </text:list-item>
        <text:list-item>
          <text:p text:style-name="P3">Access Network-<text:span text:style-name="T2">The next layer of networking</text:span></text:p>
        </text:list-item>
        <text:list-item>
          <text:p text:style-name="P4">Protocols</text:p>
          <text:list>
            <text:list-item>
              <text:p text:style-name="P4">TCP</text:p>
            </text:list-item>
            <text:list-item>
              <text:p text:style-name="P4">IP</text:p>
            </text:list-item>
            <text:list-item>
              <text:p text:style-name="P4">HTTP -Hyper Text Transfer Protocols</text:p>
            </text:list-item>
            <text:list-item>
              <text:p text:style-name="P4">FTP-File Transfer Protocol</text:p>
            </text:list-item>
            <text:list-item>
              <text:p text:style-name="P4">PPP-Peer-to-Peer Protocol</text:p>
            </text:list-item>
          </text:list>
        </text:list-item>
        <text:list-item>
          <text:p text:style-name="P5">Internet -Network of networks</text:p>
          <text:list>
            <text:list-item>
              <text:p text:style-name="P5">public vs private</text:p>
              <text:list>
                <text:list-item>
                  <text:p text:style-name="P5">RFC-Request for comments</text:p>
                </text:list-item>
                <text:list-item>
                  <text:p text:style-name="P5">IETF-Internet Engineering Task Force</text:p>
                </text:list-item>
              </text:list>
            </text:list-item>
          </text:list>
        </text:list-item>
        <text:list-item>
          <text:p text:style-name="P6">Two services from internet</text:p>
          <text:list>
            <text:list-item>
              <text:p text:style-name="P6">Nuts and Bolts</text:p>
              <text:list>
                <text:list-item>
                  <text:p text:style-name="P6">hardware</text:p>
                </text:list-item>
                <text:list-item>
                  <text:p text:style-name="P6">software</text:p>
                </text:list-item>
              </text:list>
            </text:list-item>
            <text:list-item>
              <text:p text:style-name="P6">Service-<text:span text:style-name="T3">Infrastructure</text:span></text:p>
              <text:list>
                <text:list-item>
                  <text:p text:style-name="P7">Connection Oriented</text:p>
                  <text:list>
                    <text:list-item>
                      <text:p text:style-name="P9">Such as a person sending a message to another person, that second person will receive</text:p>
                    </text:list-item>
                    <text:list-item>
                      <text:p text:style-name="P10">slow but reliable</text:p>
                    </text:list-item>
                  </text:list>
                </text:list-item>
                <text:list-item>
                  <text:p text:style-name="P8">Connection-less</text:p>
                  <text:list>
                    <text:list-item>
                      <text:p text:style-name="P9">Same as above, but the second person may receive the information.</text:p>
                    </text:list-item>
                    <text:list-item>
                      <text:p text:style-name="P10">Not reliable</text:p>
                    </text:list-item>
                  </text:list>
                </text:list-item>
                <text:list-item>
                  <text:p text:style-name="P9">30 fps to properly see video</text:p>
                </text:list-item>
              </text:list>
            </text:list-item>
          </text:list>
        </text:list-item>
        <text:list-item>
          <text:p text:style-name="P11">Protocols Defined</text:p>
          <text:list>
            <text:list-item>
              <text:p text:style-name="P11">Format and order of msgs sent and received among network entities</text:p>
            </text:list-item>
            <text:list-item>
              <text:p text:style-name="P11">Actions taken on msg transmission, receipt</text:p>
            </text:list-item>
          </text:list>
        </text:list-item>
        <text:list-item>
          <text:p text:style-name="P12">Network edge</text:p>
          <text:list>
            <text:list-item>
              <text:p text:style-name="P12">usually connected to edge routers</text:p>
            </text:list-item>
            <text:list-item>
              <text:p text:style-name="P12">applications and hosts</text:p>
            </text:list-item>
          </text:list>
        </text:list-item>
        <text:list-item>
          <text:p text:style-name="P12">Network Core</text:p>
          <text:list>
            <text:list-item>
              <text:p text:style-name="P12">routers, network services</text:p>
            </text:list-item>
            <text:list-item>
              <text:p text:style-name="P12">network of networks</text:p>
            </text:list-item>
          </text:list>
        </text:list-item>
        <text:list-item>
          <text:p text:style-name="P12">Access networks, physical media</text:p>
          <text:list>
            <text:list-item>
              <text:p text:style-name="P12">communication links</text:p>
            </text:list-item>
          </text:list>
        </text:list-item>
        <text:list-item>
          <text:p text:style-name="P12">**communication models**<text:span text:style-name="T4">(TEST MATERIAL)</text:span></text:p>
          <text:list>
            <text:list-item>
              <text:p text:style-name="P12">client/server model</text:p>
              <text:list>
                <text:list-item>
                  <text:p text:style-name="P12">client host request, receeives service from always-on server</text:p>
                </text:list-item>
                <text:list-item>
                  <text:p text:style-name="P12">such as web browsers/se3rver; email client/server</text:p>
                </text:list-item>
              </text:list>
            </text:list-item>
            <text:list-item>
              <text:p text:style-name="P12"><text:soft-page-break/>peer-peer model</text:p>
              <text:list>
                <text:list-item>
                  <text:p text:style-name="P12">minimal use or dedicated servers</text:p>
                </text:list-item>
                <text:list-item>
                  <text:p text:style-name="P12">such as Gnutella, KaZaA</text:p>
                </text:list-item>
              </text:list>
            </text:list-item>
            <text:list-item>
              <text:p text:style-name="P12">Hybrid</text:p>
              <text:list>
                <text:list-item>
                  <text:p text:style-name="P13">Mixture of both </text:p>
                  <text:list>
                    <text:list-item>
                      <text:p text:style-name="P13">such as facebook messaging services</text:p>
                    </text:list-item>
                  </text:list>
                </text:list-item>
              </text:list>
            </text:list-item>
            <text:list-item>
              <text:p text:style-name="P14">Connection Oriented Service</text:p>
              <text:list>
                <text:list-item>
                  <text:p text:style-name="P14">Goal is data transfer between end systems</text:p>
                </text:list-item>
                <text:list-item>
                  <text:p text:style-name="P14">handshaking: setup or prepare data transfer ahead of time</text:p>
                  <text:list>
                    <text:list-item>
                      <text:p text:style-name="P14">machines: set up “stat’ in two communicating hosts</text:p>
                    </text:list-item>
                  </text:list>
                </text:list-item>
                <text:list-item>
                  <text:p text:style-name="P14">Proocol used in this service:</text:p>
                  <text:list>
                    <text:list-item>
                      <text:p text:style-name="P14">TCP-Transmission Control</text:p>
                    </text:list-item>
                    <text:list-item>
                      <text:p text:style-name="P14">Internet’s connection oriented services</text:p>
                    </text:list-item>
                  </text:list>
                </text:list-item>
                <text:list-item>
                  <text:p text:style-name="P14">TCP service (RFC 793)-Services to minimize problems</text:p>
                  <text:list>
                    <text:list-item>
                      <text:p text:style-name="P14">reliable in order byte-stream data transfer</text:p>
                      <text:list>
                        <text:list-item>
                          <text:p text:style-name="P14">loss acknowledgment re-transmissions</text:p>
                        </text:list-item>
                      </text:list>
                    </text:list-item>
                    <text:list-item>
                      <text:p text:style-name="P14">Flow control</text:p>
                      <text:list>
                        <text:list-item>
                          <text:p text:style-name="P14">sender won’t overwhelm receiver</text:p>
                        </text:list-item>
                      </text:list>
                    </text:list-item>
                    <text:list-item>
                      <text:p text:style-name="P14">Congestion control</text:p>
                      <text:list>
                        <text:list-item>
                          <text:p text:style-name="P14">Senders “slow down sending rates” when network congested</text:p>
                        </text:list-item>
                        <text:list-item>
                          <text:p text:style-name="P15">END OF NOTES TO SLIDE 22 on Theory 2 slides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21d11" officeooo:paragraph-rsid="00021d11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Theory 1 Notes<text:tab/><text:tab/>CSCI-332-Spring19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9T09:51:23.384064366</meta:creation-date>
    <meta:generator>LibreOffice/6.0.7.3$Linux_X86_64 LibreOffice_project/00m0$Build-3</meta:generator>
    <dc:date>2019-01-29T10:55:05.557975021</dc:date>
    <meta:editing-duration>PT43M27S</meta:editing-duration>
    <meta:editing-cycles>19</meta:editing-cycles>
    <meta:document-statistic meta:table-count="0" meta:image-count="0" meta:object-count="0" meta:page-count="2" meta:paragraph-count="68" meta:word-count="361" meta:character-count="2203" meta:non-whitespace-character-count="1975"/>
  </office:meta>
</office:document-meta>
</file>